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2" style:family="table-cell" style:parent-style-name="Default" style:data-style-name="N10037"/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10pt" fo:font-style="italic" style:font-size-asian="10pt" style:font-size-complex="10pt" style:font-style-asian="italic" style:font-style-complex="italic" style:font-name="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3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2"/>
        </table:table-row>
        <table:table-row table:style-name="ro3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14"/>
          <table:table-cell office:value-type="string" calcext:value-type="string">
            <text:p>lesson “second” </text:p>
          </table:table-cell>
          <table:table-cell table:number-columns-repeated="5"/>
          <table:table-cell office:value-type="string" calcext:value-type="string">
            <text:p>he/creed/nicene</text:p>
          </table:table-cell>
          <table:table-cell table:number-columns-repeated="26"/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o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table:style-name="ce14" office:value-type="string" calcext:value-type="string">
            <text:p>l-31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# <text:span text:style-name="T3">Today we read Psalm 31 in its entirety, in solidarity with those suffering in Ukraine.</text:span></text:p>
          </table:table-cell>
          <table:table-cell office:value-type="string" calcext:value-type="string">
            <text:p>lesson “psalm” 31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he/palmsunday/passion/c</text:p>
          </table:table-cell>
          <table:table-cell/>
          <table:table-cell office:value-type="string" calcext:value-type="string">
            <text:p>## We Respond in Faith</text:p>
          </table:table-cell>
          <table:table-cell table:style-name="ce14"/>
          <table:table-cell office:value-type="string" calcext:value-type="string">
            <text:p>he/pop/lordhavemercy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letusbless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table:number-columns-repeated="2"/>
          <table:table-cell table:style-name="ce14"/>
          <table:table-cell table:style-name="ce14" office:value-type="string" calcext:value-type="string">
            <text:p>he/palmsunday/palms/c</text:p>
          </table:table-cell>
          <table:table-cell table:style-name="ce14" office:value-type="string" calcext:value-type="string">
            <text:p>##### If there is no procession, the service continues with the [liturgy of the word](/archive/2022/palm-sunday-liturgy-of-the-word/).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table:style-name="ce14" office:value-type="string" calcext:value-type="string">
            <text:p>## The service continues with the [liturgy of the word](/archive/2022/palm-sunday-liturgy-of-the-word/).</text:p>
          </table:table-cell>
          <table:table-cell table:style-name="ce14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office:value-type="string" calcext:value-type="string">
            <text:p>he/greeting/blessthelord</text:p>
          </table:table-cell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9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h-602</text:p>
          </table:table-cell>
          <table:table-cell table:style-name="ce14" office:value-type="string" calcext:value-type="string">
            <text:p>he/pop/lordhavemercy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 office:value-type="string" calcext:value-type="string">
            <text:p>h-577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71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9</text:p>
          </table:table-cell>
          <table:table-cell office:value-type="string" calcext:value-type="string">
            <text:p>he/postcommunion/eternal</text:p>
          </table:table-cell>
          <table:table-cell table:style-name="ce14" table:number-columns-repeated="3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2"/>
          <table:table-cell/>
          <table:table-cell table:style-name="ce14" table:number-columns-repeated="16"/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28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office:value-type="string" calcext:value-type="string">
            <text:p>he/eastervigil/greatalleluia</text:p>
          </table:table-cell>
          <table:table-cell table:style-name="ce14"/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5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e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a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ere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 table:number-rows-repeated="5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4-07">00/00/0000</text:date></text:span><text:span text:style-name="MT1">, </text:span><text:span text:style-name="MT1"><text:time style:data-style-name="N2" text:time-value="13:03:22.435030562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4-07T15:45:17.515861658</dc:date>
    <meta:generator>LibreOffice/6.4.7.2$Linux_X86_64 LibreOffice_project/40$Build-2</meta:generator>
    <meta:editing-duration>P4DT14H12M36S</meta:editing-duration>
    <meta:editing-cycles>353</meta:editing-cycles>
    <meta:document-statistic meta:table-count="4" meta:cell-count="18121" meta:object-count="0"/>
    <meta:user-defined meta:name="AppVersion">16.0300</meta:user-defined>
  </office:meta>
</office:document-meta>
</file>